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ing_20_1" style:master-page-name="Standard">
      <style:paragraph-properties style:page-number="auto"/>
    </style:style>
    <style:style style:name="P3" style:family="paragraph" style:parent-style-name="Heading_20_1" style:master-page-name="Standard">
      <style:paragraph-properties style:page-number="auto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">1Image prepare<text:tab/>2</text:p>
          <text:p text:style-name="P1">2First Install and Update<text:tab/>2</text:p>
          <text:p text:style-name="P1">3Prep 4 X<text:tab/>2</text:p>
          <text:p text:style-name="P1">4Add JRE<text:tab/>2</text:p>
        </text:index-body>
      </text:table-of-content>
      <text:p text:style-name="Standard"/>
      <text:h text:style-name="P2" text:outline-level="1">Image prepare</text:h>
      <text:h text:style-name="Heading_20_2" text:outline-level="2">Parting</text:h>
      <text:p text:style-name="Text_20_body">Plan: part1 256M part2 7G</text:p>
      <text:p text:style-name="Text_20_body">Part1:</text:p>
      <text:p text:style-name="Text_20_body">2048 Sector Start</text:p>
      <text:p text:style-name="Text_20_body">Size Part1[sectors]: ( 256 * 1024 * 1024 – 2048 * 512) / 512 = 522240</text:p>
      <text:p text:style-name="Text_20_body">Start Part2[Sectors]: 256 * 2^20 / 512 = 524288</text:p>
      <text:p text:style-name="Text_20_body">Size Part2[Sectors]: 7 * 2^30 /512 = 14680064</text:p>
      <text:p text:style-name="Text_20_body"/>
      <text:p text:style-name="Text_20_body">dd size: (7 * 2^30 + 256 * 2^20) / 2^20 = 7424</text:p>
      <text:h text:style-name="Heading_20_1" text:outline-level="1">Creating</text:h>
      <text:p text:style-name="Text_20_body">TRAP: ArchLinux requires bigger first partition than Raspbian.</text:p>
      <text:p text:style-name="Text_20_body">tar -xvzf &lt;file.tar.gz&gt; -C &lt;destination&gt;</text:p>
      <text:p text:style-name="Text_20_body">??? -p preserve file attributes</text:p>
      <text:p text:style-name="Text_20_body">Use script</text:p>
      <text:p text:style-name="Text_20_body">age.sh</text:p>
      <text:p text:style-name="Text_20_body">to get the ala archieve file</text:p>
      <text:p text:style-name="Text_20_body">TRAP: use rpi-2 image for raspi 3 too</text:p>
      <text:p text:style-name="Text_20_body"><text:s/></text:p>
      <text:p text:style-name="Text_20_body">Use script</text:p>
      <text:p text:style-name="Text_20_body">make_image.sh</text:p>
      <text:p text:style-name="Text_20_body">To create an image for arch linux </text:p>
      <text:p text:style-name="Text_20_body">change config.txt for USB Stick usage</text:p>
      <text:p text:style-name="Text_20_body"/>
      <text:p text:style-name="Text_20_body"/>
      <text:h text:style-name="Heading_20_1" text:outline-level="1">First Install and Update</text:h>
      <text:p text:style-name="Text_20_body">After starting image … log into arch linux with putty</text:p>
      <text:p text:style-name="Text_20_body">Login as alarm; su to root (both name = passwd)</text:p>
      <text:p text:style-name="Code">loadkeys de</text:p>
      <text:p text:style-name="Text_20_body">at Terminal usage.</text:p>
      <text:p text:style-name="Text_20_body">Two commands by install advise</text:p>
      <text:p text:style-name="Code">pacman-key --init</text:p>
      <text:p text:style-name="Code">pacman-key --populate archlinuxarm</text:p>
      <text:p text:style-name="Code"/>
      <text:p text:style-name="Text_20_body">Init the update system</text:p>
      <text:p text:style-name="Code"><text:soft-page-break/>pacman -Sy</text:p>
      <text:p text:style-name="Code">pacman -Su</text:p>
      <text:p text:style-name="Text_20_body"/>
      <text:p text:style-name="Text_20_body">Special tool found necessary</text:p>
      <text:p text:style-name="Code">pacman -S mc</text:p>
      <text:p text:style-name="Text_20_body"/>
      <text:p text:style-name="Text_20_body">nstall xorg in arch with optional lxde</text:p>
      <text:p text:style-name="Code">pacman -S xorg</text:p>
      <text:p text:style-name="Code">pacman -S xterm</text:p>
      <text:p text:style-name="Code">pacman -S lxde</text:p>
      <text:p text:style-name="Code">pacman -S xorg-xinit</text:p>
      <text:p text:style-name="Text_20_body">start with</text:p>
      <text:p text:style-name="Code">startx startlxde</text:p>
      <text:p text:style-name="Text_20_body"/>
      <text:p text:style-name="Text_20_body"/>
      <text:p text:style-name="Text_20_body"/>
      <text:h text:style-name="Heading_20_1" text:outline-level="1">Prep 4 X</text:h>
      <text:p text:style-name="Text_20_body"/>
      <text:p text:style-name="Text_20_body"/>
      <text:h text:style-name="Heading_20_1" text:outline-level="1">Add JRE</text:h>
      <text:p text:style-name="Text_20_body"/>
      <text:p text:style-name="Text_20_body"/>
      <text:p text:style-name="Text_20_body"/>
      <text:h text:style-name="P2" text:outline-level="1">Links</text:h>
      <text:h text:style-name="Heading_20_2" text:outline-level="2">alarm</text:h>
      <text:p text:style-name="Text_20_body"><text:a xlink:type="simple" xlink:href="http://archlinuxarm.org/" text:style-name="Internet_20_link" text:visited-style-name="Visited_20_Internet_20_Link">http://archlinuxarm.org</text:a></text:p>
      <text:p text:style-name="Text_20_body"><text:a xlink:type="simple" xlink:href="https://archlinuxarm.org/platforms/armv8/broadcom/raspberry-pi-3" text:style-name="Internet_20_link" text:visited-style-name="Visited_20_Internet_20_Link">https://archlinuxarm.org/platforms/armv8/broadcom/raspberry-pi-3</text:a> </text:p>
      <text:p text:style-name="Text_20_body"/>
      <text:p text:style-name="Text_20_body">Hints about X Server</text:p>
      <text:p text:style-name="Text_20_body"><text:a xlink:type="simple" xlink:href="https://wiki.archlinux.org/index.php/xorg" text:style-name="Internet_20_link" text:visited-style-name="Visited_20_Internet_20_Link">https://wiki.archlinux.org/index.php/xorg</text:a> </text:p>
      <text:p text:style-name="Text_20_body"/>
      <text:p text:style-name="Text_20_body"/>
      <text:h text:style-name="Heading_20_2" text:outline-level="2">Hints</text:h>
      <text:p text:style-name="Text_20_body">WorkEnvironement/Doc/Javarpi2_alarm.odt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Standard" style:auto-update="true">
      <style:paragraph-properties fo:margin-left="0.4cm" fo:margin-right="0cm" fo:text-indent="0.4cm" style:auto-text-indent="false"/>
      <style:text-properties style:font-name="Arial1" fo:font-size="10pt" fo:font-style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06T22:35:05.87</meta:creation-date>
    <dc:date>2019-02-09T09:47:00.16</dc:date>
    <meta:editing-duration>PT3H19M21S</meta:editing-duration>
    <meta:editing-cycles>17</meta:editing-cycles>
    <meta:generator>OpenOffice/4.1.5$Win32 OpenOffice.org_project/415m1$Build-9789</meta:generator>
    <meta:document-statistic meta:table-count="0" meta:image-count="0" meta:object-count="0" meta:page-count="4" meta:paragraph-count="58" meta:word-count="231" meta:character-count="1352"/>
  </office:meta>
</office:document-meta>
</file>